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454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margin-left="0cm" fo:margin-right="0cm" fo:text-indent="0cm"/>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cm" style:writing-mode="lr-tb"/>
      <style:text-properties fo:font-size="24pt" style:font-size-asian="24pt" style:font-size-complex="24pt"/>
    </style:style>
    <style:style style:name="P13" style:family="paragraph">
      <style:paragraph-properties fo:margin-left="0.948cm" fo:margin-right="0cm" fo:text-indent="0cm"/>
      <style:text-properties fo:font-size="24pt" style:font-size-asian="24pt" style:font-size-complex="24pt"/>
    </style:style>
    <style:style style:name="P14" style:family="paragraph">
      <style:paragraph-properties fo:margin-left="0.948cm" fo:margin-right="0cm" fo:text-indent="0cm"/>
      <style:text-properties fo:font-size="28pt" style:font-size-asian="28pt" style:font-size-complex="28pt"/>
    </style:style>
    <style:style style:name="P15" style:family="paragraph">
      <style:paragraph-properties fo:margin-left="0.948cm" fo:margin-right="0cm" fo:text-indent="0cm"/>
    </style:style>
    <style:style style:name="P16" style:family="paragraph">
      <style:paragraph-properties fo:margin-left="0.948cm" fo:margin-right="0cm" fo:text-indent="0cm"/>
      <style:text-properties fo:font-size="26pt" style:font-size-asian="26pt" style:font-size-complex="26pt"/>
    </style:style>
    <style:style style:name="P17" style:family="paragraph">
      <style:paragraph-properties fo:margin-left="0cm" fo:margin-right="0cm" fo:line-height="105%" fo:text-indent="0cm"/>
    </style:style>
    <style:style style:name="P18" style:family="paragraph">
      <style:paragraph-properties fo:margin-left="0cm" fo:margin-right="0cm" fo:line-height="105%" fo:text-indent="0cm" style:writing-mode="lr-tb"/>
      <style:text-properties fo:font-size="20pt" style:font-size-asian="20pt" style:font-size-complex="20pt"/>
    </style:style>
    <style:style style:name="P19" style:family="paragraph">
      <style:paragraph-properties fo:margin-left="0cm" fo:margin-right="0cm" fo:line-height="105%" fo:text-indent="0cm" style:writing-mode="lr-tb"/>
      <style:text-properties fo:font-size="18pt" style:font-size-asian="18pt" style:font-size-complex="18pt"/>
    </style:style>
    <style:style style:name="P20" style:family="paragraph">
      <style:paragraph-properties fo:margin-left="0cm" fo:margin-right="0cm" fo:text-indent="0cm"/>
      <style:text-properties fo:font-size="20pt" style:font-size-asian="20pt" style:font-size-complex="20pt"/>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fo:text-indent="0cm"/>
      <style:text-properties fo:font-size="32pt" style:font-size-asian="32pt" style:font-size-complex="32pt"/>
    </style:style>
    <style:style style:name="P23" style:family="paragraph">
      <style:paragraph-properties fo:margin-left="0.948cm" fo:margin-right="0cm" fo:text-indent="0cm"/>
      <style:text-properties fo:font-size="30pt" style:font-size-asian="30pt" style:font-size-complex="30pt"/>
    </style:style>
    <style:style style:name="P24" style:family="paragraph">
      <style:paragraph-properties fo:margin-left="0.948cm" fo:margin-right="0cm" fo:text-indent="-0.948cm"/>
    </style:style>
    <style:style style:name="P25" style:family="paragraph">
      <style:paragraph-properties fo:margin-left="0.948cm" fo:margin-right="0cm" fo:margin-top="0.36cm" fo:margin-bottom="0cm" fo:text-indent="-0.948cm"/>
    </style:style>
    <style:style style:name="P26" style:family="paragraph">
      <style:paragraph-properties fo:margin-left="0cm" fo:margin-right="0cm" fo:text-align="start" fo:text-indent="0cm"/>
    </style:style>
    <style:style style:name="P27" style:family="paragraph">
      <style:paragraph-properties fo:margin-left="0cm" fo:margin-right="0cm" fo:text-align="start" fo:text-indent="0cm"/>
      <style:text-properties fo:font-size="18pt" style:font-size-asian="18pt" style:font-size-complex="18pt"/>
    </style:style>
    <style:style style:name="P28" style:family="paragraph">
      <style:paragraph-properties fo:margin-left="0cm" fo:margin-right="0cm" fo:text-align="start" fo:text-indent="0cm"/>
      <style:text-properties fo:font-size="16pt" style:font-size-asian="16pt" style:font-size-complex="16pt"/>
    </style:style>
    <style:style style:name="P29" style:family="paragraph">
      <style:paragraph-properties fo:margin-left="0.948cm" fo:margin-right="0cm" fo:margin-top="1.058cm" fo:margin-bottom="0cm" fo:line-height="95%" fo:text-indent="-0.948cm" style:punctuation-wrap="simple" style:line-break="normal"/>
    </style:style>
    <style:style style:name="P30"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bg" fo:country="BG"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tyle="italic" style:font-style-asian="italic" style:font-style-complex="italic"/>
    </style:style>
    <style:style style:name="T21" style:family="text">
      <style:text-properties fo:font-size="32pt" style:font-size-asian="32pt" style:font-size-complex="32pt"/>
    </style:style>
    <style:style style:name="T22" style:family="text">
      <style:text-properties fo:font-size="30pt" style:font-size-asian="30pt" style:font-size-complex="30pt"/>
    </style:style>
    <style:style style:name="T23" style:family="text">
      <style:text-properties style:font-name="Courier New1" fo:font-size="30pt" style:font-size-asian="30pt" style:font-size-complex="30pt"/>
    </style:style>
    <style:style style:name="T24" style:family="text">
      <style:text-properties fo:font-size="22pt" style:font-size-asian="22pt" style:font-size-complex="22pt"/>
    </style:style>
    <style:style style:name="T25" style:family="text">
      <style:text-properties fo:font-size="12pt"/>
    </style:style>
    <style:style style:name="T26" style:family="text">
      <style:text-properties style:font-name="Courier New1" fo:font-size="24pt" style:font-size-asian="24pt" style:font-size-complex="24pt"/>
    </style:style>
    <style:style style:name="T27" style:family="text">
      <style:text-properties style:font-name="Arial1" fo:font-size="24pt" style:font-size-asian="24pt" style:font-size-complex="24pt"/>
    </style:style>
    <style:style style:name="T28" style:family="text">
      <style:text-properties fo:font-size="18pt" fo:language="bg" fo:country="BG" style:font-size-asian="18pt" style:font-size-complex="18pt"/>
    </style:style>
    <style:style style:name="T29" style:family="text">
      <style:text-properties fo:font-size="16pt" style:font-size-asian="16pt" style:font-size-complex="16pt"/>
    </style:style>
    <style:style style:name="T30"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Курс по програмиране на Perl</text:span></text:p>
          </draw:text-box>
        </draw:frame>
        <draw:frame draw:style-name="gr1" draw:text-style-name="P4" draw:layer="layout" svg:width="10cm" svg:height="1.356cm" svg:x="7.7cm" svg:y="8.149cm">
          <draw:text-box>
            <text:p text:style-name="P3"><text:span text:style-name="T2">Въведение в Perl</text:span></text:p>
          </draw:text-box>
        </draw:frame>
        <draw:custom-shape draw:style-name="gr2" draw:text-style-name="P6" draw:layer="layout" svg:width="9.565cm" svg:height="1.495cm" svg:x="1.308cm" svg:y="13.529cm">
          <text:p text:style-name="P5"><text:span text:style-name="T3">Красимир Беров</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3.5cm" svg:height="0.886cm" svg:x="1.5cm" svg:y="16.842cm">
          <office:event-listeners>
            <presentation:event-listener script:event-name="dom:click" presentation:action="show" xlink:href="" xlink:type="simple" xlink:show="embed" xlink:actuate="onRequest"/>
          </office:event-listeners>
          <text:p text:style-name="P7"><text:span text:style-name="T4"><text:a xlink:href="http://i-can.eu/" xlink:type="simple">I-can.eu</text:a></text:span></text:p>
          <draw:enhanced-geometry svg:viewBox="0 0 21600 21600" draw:type="rectangle" draw:enhanced-path="M 0 0 L 21600 0 21600 21600 0 21600 0 0 Z N"/>
        </draw:custom-shape>
        <draw:frame draw:style-name="gr5" draw:text-style-name="P8" draw:layer="layout" svg:width="11.97cm" svg:height="0.886cm" svg:x="7.5cm" svg:y="16.842cm">
          <draw:text-box>
            <text:p text:style-name="P8"><text:span text:style-name="T5">С любезното съдействие на </text:span><text:span text:style-name="T5"><text:a xlink:href="http://chainsolutions.net/" xlink:type="simple">Chain Solutions</text:a></text:span></text:p>
          </draw:text-box>
        </draw:frame>
        <presentation:notes draw:style-name="dp2">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text:span text:style-name="T6">Съдържание</text:span></text:p>
          </draw:text-box>
        </draw:frame>
        <draw:frame presentation:style-name="pr4" draw:text-style-name="P12" draw:layer="layout" svg:width="23.6cm" svg:height="15.524cm" svg:x="0.9cm" svg:y="3.523cm" presentation:class="outline" presentation:user-transformed="true">
          <draw:text-box>
            <text:list text:style-name="L3">
              <text:list-item>
                <text:p text:style-name="P11"><text:span text:style-name="T7">Кратка история</text:span></text:p>
              </text:list-item>
              <text:list-item>
                <text:p text:style-name="P11"><text:span text:style-name="T7">Основни понятия. Интерпретиран (скриптов) или компилиран?</text:span></text:p>
              </text:list-item>
              <text:list-item>
                <text:p text:style-name="P11"><text:span text:style-name="T7">Виртуална машина и платформена независимост</text:span></text:p>
              </text:list-item>
              <text:list-item>
                <text:p text:style-name="P11"><text:span text:style-name="T7">Защо Perl</text:span>? </text:p>
              </text:list-item>
              <text:list-item>
                <text:p text:style-name="P11"><text:span text:style-name="T7">CPAN и PPM</text:span></text:p>
              </text:list-item>
              <text:list-item>
                <text:p text:style-name="P11"><text:span text:style-name="T7">Инсталиране под (Windows/Unix)</text:span></text:p>
              </text:list-item>
            </text:list>
            <text:list text:style-name="L4">
              <text:list-item>
                <text:p text:style-name="P11"><text:span text:style-name="T7">Основен синтаксис</text:span></text:p>
              </text:list-item>
              <text:list-item>
                <text:p text:style-name="P11"><text:span text:style-name="T7">Вградени оператори и функции</text:span></text:p>
              </text:list-item>
            </text:list>
            <text:list text:style-name="L3">
              <text:list-item>
                <text:p text:style-name="P11"><text:span text:style-name="T7">Hello World (Здравей Свят)</text:span></text:p>
              </text:list-item>
              <text:list-item>
                <text:p text:style-name="P11"><text:span text:style-name="T7">Източници</text:span></text:p>
              </text:list-item>
            </text:list>
          </draw:text-box>
        </draw:frame>
        <presentation:notes draw:style-name="dp3" presentation:use-footer-name="ftr1">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Кратка история</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9"><text:span text:style-name="T8">1986/7 – Perl е </text:span><text:span text:style-name="T9">изобретен</text:span><text:span text:style-name="T8"> от Лари Уол в Лабораторията по реактивни двигатели в NASA.</text:span></text:p>
              </text:list-item>
              <text:list-item>
                <text:p text:style-name="P9"><text:span text:style-name="T8">1987-Dec-18 Perl 1 представя Perl пред света.</text:span></text:p>
              </text:list-item>
              <text:list-item>
                <text:p text:style-name="P9"><text:span text:style-name="T8">1988-Jun-05 Perl 2 въвежда пакета с регулярни изрази на Хенри Спенсър. </text:span></text:p>
              </text:list-item>
              <text:list-item>
                <text:p text:style-name="P9"><text:span text:style-name="T8">1989-Oct-18 Perl 3 вече обработва двоични данни.</text:span></text:p>
              </text:list-item>
              <text:list-item>
                <text:p text:style-name="P9"><text:span text:style-name="T8">1991-Mar-21 Perl 4 представя първата си книга – Camel book.</text:span></text:p>
              </text:list-item>
              <text:list-item>
                <text:p text:style-name="P9"><text:span text:style-name="T8">1994-Oct-17 Perl 5 въвежда всичко останало (ООП, нишки...), включително и възможността да се въвежда всичко останало.</text:span></text:p>
              </text:list-item>
              <text:list-item>
                <text:p text:style-name="P9"><text:span text:style-name="T8"><text:a xlink:href="http://perlnews.org/2014/05/perl-5-20-released/" xlink:type="simple">2014-05-27</text:a></text:span><text:span text:style-name="T8"> Издание на Perl 5.20 от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ни понятия</text:p>
          </draw:text-box>
        </draw:frame>
        <draw:frame presentation:style-name="pr8" draw:text-style-name="P14" draw:layer="layout" svg:width="23.596cm" svg:height="12.347cm" svg:x="0.902cm" svg:y="4cm" presentation:class="outline" presentation:user-transformed="true">
          <draw:text-box>
            <text:list text:style-name="L5">
              <text:list-item>
                <text:p text:style-name="P9"><text:span text:style-name="T10">P.E.R.L (Pathologically Eclectick Rubish Lister – патологично-еклектично средство за извеждане на безсмислици)</text:span><text:span text:style-name="T10"><text:line-break/></text:span><text:span text:style-name="T10">или </text:span><text:span text:style-name="T10"><text:line-break/></text:span><text:span text:style-name="T10">P.E.R.L (Practical Extraction and Report Language – практичен език за извличане и отчети)</text:span></text:p>
              </text:list-item>
              <text:list-item>
                <text:p text:style-name="P9"><text:span text:style-name="T10">Езици за програмиране</text:span></text:p>
              </text:list-item>
              <text:list-item>
                <text:p text:style-name="P9"><text:span text:style-name="T10">Интерпретирани и компилирани езици</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ни понятия</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Езици за програмиране</text:p>
              </text:list-item>
            </text:list>
            <text:list text:style-name="L6">
              <text:list-item>
                <text:list>
                  <text:list-item>
                    <text:p text:style-name="P9">C/C++</text:p>
                  </text:list-item>
                  <text:list-item>
                    <text:p text:style-name="P9">Java</text:p>
                  </text:list-item>
                  <text:list-item>
                    <text:p text:style-name="P9">Tcl</text:p>
                  </text:list-item>
                  <text:list-item>
                    <text:p text:style-name="P9">Perl</text:p>
                  </text:list-item>
                  <text:list-item>
                    <text:p text:style-name="P9">PHP</text:p>
                  </text:list-item>
                  <text:list-item>
                    <text:p text:style-name="P9">Ruby</text:p>
                  </text:list-item>
                  <text:list-item>
                    <text:p text:style-name="P9">JavaScript</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ни понятия</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Интерпретиран или компилиран език е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Интерпретиран?</text:span></text:p>
                <text:list>
                  <text:list-item>
                    <text:p><text:span text:style-name="T8">Един интерпретиран език се нуждае от програма, наречена </text:span><text:span text:style-name="T9">интерпретатор,</text:span><text:span text:style-name="T8"> която да обработва изходния код всеки път, когато стартирате програмата.</text:span></text:p>
                  </text:list-item>
                  <text:list-item>
                    <text:p text:style-name="P9"><text:span text:style-name="T8">Интерпретаторът превръща изходния код в машинен код, за да го разчете машината.</text:span></text:p>
                  </text:list-item>
                  <text:list-item>
                    <text:p text:style-name="P9"><text:span text:style-name="T8">Изходният код е за хора.</text:span></text:p>
                  </text:list-item>
                </text:list>
              </text:list-item>
              <text:list-item>
                <text:p text:style-name="P9"><text:span text:style-name="T11">Повече информация:</text:span></text:p>
                <text:list>
                  <text:list-item>
                    <text:p text:style-name="P9"><text:span text:style-name="T11">perlhack/Принципи на работата на интерпре</text:span>татора</text:p>
                  </text:list-item>
                  <text:list-item>
                    <text:p text:style-name="P9"><text:span text:style-name="T11">perlguts/Компилираният код</text:span></text:p>
                  </text:list-item>
                </text:list>
              </text:list-item>
              <text:list-item>
                <text:p text:style-name="P9"><text:span text:style-name="T11">Интерпретирани езици: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Компилиран?</text:span></text:p>
                <text:list>
                  <text:list-item>
                    <text:p><text:span text:style-name="T8">Компилираният език използва </text:span><text:span text:style-name="T9">компилатор,</text:span><text:span text:style-name="T8"> който обработва кода еднократно.</text:span></text:p>
                  </text:list-item>
                  <text:list-item>
                    <text:p text:style-name="P9"><text:span text:style-name="T8">След това, вие можете да пускате получения машинен код много пъти на много машини, без да е нужно да се компилира отново.</text:span></text:p>
                  </text:list-item>
                </text:list>
              </text:list-item>
              <text:list-item>
                <text:p text:style-name="P9"><text:span text:style-name="T11">Компилирани езици: C,C++, D, Delphy,.. </text:span></text:p>
              </text:list-item>
              <text:list-item>
                <text:p text:style-name="P9"><text:span text:style-name="T11">Байтово компилирани езици: Java, Python, Perl (Parrot-Perl6) :)...</text:span></text:p>
              </text:list-item>
              <text:list-item>
                <text:p text:style-name="P9"><text:span text:style-name="T11">Байтовият код също е независим от машината</text:span></text:p>
                <text:list>
                  <text:list-item>
                    <text:p text:style-name="P9"><text:span text:style-name="T11">толкова е преносим, колкото и самия изходен код</text:span></text:p>
                    <text:p text:style-name="P9"><text:span text:style-name="T11">(виж perlcompile, B::</text:span>Bytecode).</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Виртуална машина</text:p>
          </draw:text-box>
        </draw:frame>
        <draw:frame presentation:style-name="pr6" draw:text-style-name="P15" draw:layer="layout" svg:width="23.596cm" svg:height="14cm" svg:x="1.084cm" svg:y="2.961cm" presentation:class="outline" presentation:user-transformed="true">
          <draw:text-box>
            <text:list text:style-name="L5">
              <text:list-item>
                <text:p text:style-name="P9">Виртуална машина == perl като програма/интерпретатор</text:p>
              </text:list-item>
              <text:list-item>
                <text:p text:style-name="P9"><text:span text:style-name="T10">Работата на интерпретатора се дели на два основни етапа:</text:span></text:p>
                <text:list>
                  <text:list-item>
                    <text:p text:style-name="P9"><text:span text:style-name="T10">компилиране на кода до състояние удобно за вътрешна употреба от интерпретатора (байткод) </text:span></text:p>
                  </text:list-item>
                  <text:list-item>
                    <text:p text:style-name="P9"><text:span text:style-name="T10">изпълнение на кода.</text:span></text:p>
                  </text:list-item>
                </text:list>
              </text:list-item>
              <text:list-item>
                <text:p text:style-name="P9">Виртуалната машина на Perl 6 – Parrot, е по-скоро като Java и .NET</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Виртуална машин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Кратък преглед на етапите на работа на perl</text:p>
                <text:list>
                  <text:list-item>
                    <text:p text:style-name="P9">Компилиране</text:p>
                    <text:list>
                      <text:list-item>
                        <text:p text:style-name="P9">Стартиране</text:p>
                      </text:list-item>
                      <text:list-item>
                        <text:p text:style-name="P9">Обработка на изходния/програмния код <text:line-break/>(синтактичен анализ)</text:p>
                      </text:list-item>
                      <text:list-item>
                        <text:p text:style-name="P9">Компилация и оптимизация</text:p>
                      </text:list-item>
                    </text:list>
                  </text:list-item>
                  <text:list-item>
                    <text:p text:style-name="P9">Изпълнение</text:p>
                    <text:list>
                      <text:list-item>
                        <text:p text:style-name="P9">Изпълняване/Работа</text:p>
                      </text:list-item>
                      <text:list-item>
                        <text:p text:style-name="P9">Обработка на изключения</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9" draw:layer="layout" svg:width="18.698cm" svg:height="3.023cm" svg:x="6cm" svg:y="-0.05cm" presentation:class="title" presentation:user-transformed="true">
          <draw:text-box>
            <text:p text:style-name="P9">Платформена независимост</text:p>
          </draw:text-box>
        </draw:frame>
        <draw:frame presentation:style-name="pr9" draw:text-style-name="P14" draw:layer="layout" svg:width="23.596cm" svg:height="6.978cm" svg:x="1.101cm" svg:y="2.801cm" presentation:class="outline" presentation:user-transformed="true">
          <draw:text-box>
            <text:list text:style-name="L5">
              <text:list-item>
                <text:p text:style-name="P9"><text:span text:style-name="T10">Виртуалната машина на Perl ни освобождава от необходимостта да се съобразяваме с особеностите на Операционната Система (ОС)</text:span></text:p>
              </text:list-item>
              <text:list-item>
                <text:p text:style-name="P9"><text:span text:style-name="T10">Високо ниво на независимост</text:span></text:p>
              </text:list-item>
              <text:list-item>
                <text:p text:style-name="P9"><text:span text:style-name="T10">Един и същ изходен код върви под различни платформи:</text:span></text:p>
              </text:list-item>
            </text:list>
          </draw:text-box>
        </draw:frame>
        <draw:custom-shape draw:style-name="gr8" draw:text-style-name="P18" draw:layer="layout" svg:width="22.502cm" svg:height="8cm" svg:x="1.498cm" svg:y="10cm">
          <text:p text:style-name="P9"><text:span text:style-name="T12">use File::Path;</text:span></text:p>
          <text:p text:style-name="P17"><text:span text:style-name="T12">my $dest ='/some/path/in/main/drive'</text:span></text:p>
          <text:p text:style-name="P17"><text:span text:style-name="T12">eval { mkpath($dest) };</text:span></text:p>
          <text:p text:style-name="P17"><text:span text:style-name="T12">if ($@) {</text:span></text:p>
          <text:p text:style-name="P17"><text:span text:style-name="T12"><text:s text:c="4"/></text:span><text:span text:style-name="T12">print "Couldn't create $dest:$/$@$/" </text:span></text:p>
          <text:p text:style-name="P17"><text:span text:style-name="T12"><text:s text:c="4"/></text:span><text:span text:style-name="T12">. "... exiting.$/";</text:span></text:p>
          <text:p text:style-name="P17"><text:span text:style-name="T12"><text:s text:c="4"/></text:span><text:span text:style-name="T12">exit;</text:span></text:p>
          <text:p text:style-name="P17"><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Защо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Лесен за изучаване</text:p>
                <text:list>
                  <text:list-item>
                    <text:p><text:span text:style-name="T11">Научаването на малко Perl може да ви заведе по-далече, отколкото предполагате.</text:span></text:p>
                  </text:list-item>
                  <text:list-item>
                    <text:p><text:span text:style-name="T11">По-лесен е за хората да го </text:span><text:span text:style-name="T13">пишат</text:span><text:span text:style-name="T11">, отколкото за компютрите да го разбират. </text:span></text:p>
                  </text:list-item>
                  <text:list-item>
                    <text:p text:style-name="P9"><text:span text:style-name="T11">Синтаксисът на езика много повече наподобява човешки език.</text:span></text:p>
                  </text:list-item>
                </text:list>
              </text:list-item>
            </text:list>
          </draw:text-box>
        </draw:frame>
        <draw:custom-shape draw:style-name="gr9" draw:text-style-name="P18" draw:layer="layout" svg:width="22.502cm" svg:height="3.499cm" svg:x="1.449cm" svg:y="12.701cm">
          <text:p text:style-name="P17"><text:span text:style-name="T12">open(FILE) or die $!;</text:span></text:p>
          <text:p text:style-name="P17"><text:span text:style-name="T12">die $! unless open(FILE);</text:span></text:p>
          <text:p text:style-name="P17"><text:span text:style-name="T12">die $! if not open(FIL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Защо Perl?</text:p>
          </draw:text-box>
        </draw:frame>
        <draw:frame presentation:style-name="pr6" draw:text-style-name="P15" draw:layer="layout" svg:width="23.596cm" svg:height="12.325cm" svg:x="1.404cm" svg:y="3.675cm" presentation:class="outline" presentation:user-transformed="true">
          <draw:text-box>
            <text:list text:style-name="L5">
              <text:list-item>
                <text:p text:style-name="P9">Преносим</text:p>
                <text:list>
                  <text:list-item>
                    <text:p text:style-name="P9">Perl е пренесен на почти всички съвременни операционни системи, като Windows, Mac OS X, Linux, Unix (където е създаден) и мнго други... </text:p>
                  </text:list-item>
                </text:list>
              </text:list-item>
              <text:list-item>
                <text:p text:style-name="P9">Език от много високо ниво</text:p>
                <text:list>
                  <text:list-item>
                    <text:p>Не ви кара да мислите за неясни неща, като разпределяне на паметта, процесор (CPU) и др.</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Защо Perl?</text:p>
          </draw:text-box>
        </draw:frame>
        <draw:frame presentation:style-name="pr10" draw:text-style-name="P16" draw:layer="layout" svg:width="23.596cm" svg:height="9.478cm" svg:x="0.904cm" svg:y="3.522cm" presentation:class="outline" presentation:user-transformed="true">
          <draw:text-box>
            <text:list text:style-name="L5">
              <text:list-item>
                <text:p text:style-name="P9"><text:span text:style-name="T11">„</text:span><text:span text:style-name="T11">Говори“ текста (във всякакво кодиране).</text:span></text:p>
              </text:list-item>
              <text:list-item>
                <text:p text:style-name="P9"><text:span text:style-name="T11">„</text:span><text:span text:style-name="T11">Мисли“ за файловете от гледна точка на редове и изречения (по подразбиране) или както сте му казали да го прави.</text:span></text:p>
              </text:list-item>
              <text:list-item>
                <text:p text:style-name="P9"><text:span text:style-name="T11">Има вградени мощни регулярни изрази.</text:span></text:p>
              </text:list-item>
            </text:list>
          </draw:text-box>
        </draw:frame>
        <draw:custom-shape draw:style-name="gr10" draw:text-style-name="P19" draw:layer="layout" svg:width="22.502cm" svg:height="2.698cm" svg:x="1cm" svg:y="9.802cm">
          <text:p text:style-name="P17"><text:span text:style-name="T14">if( $lines[$_] =~ /^--\s*?\[(\w+)\]/ ){</text:span></text:p>
          <text:p text:style-name="P17"><text:span text:style-name="T14"><text:s text:c="4"/></text:span><text:span text:style-name="T14">$key = $1;</text:span></text:p>
          <text:p text:style-name="P17"><text:span text:style-name="T14">}</text:span></text:p>
          <draw:enhanced-geometry svg:viewBox="0 0 21600 21600" draw:type="rectangle" draw:enhanced-path="M 0 0 L 21600 0 21600 21600 0 21600 0 0 Z N"/>
        </draw:custom-shape>
        <draw:frame draw:style-name="gr11" draw:text-style-name="P20" draw:layer="layout" svg:width="22.999cm" svg:height="3.528cm" svg:x="1cm" svg:y="14cm">
          <draw:text-box>
            <text:p text:style-name="P9"><text:span text:style-name="T15">ВНИМАНИЕ!!!</text:span></text:p>
            <text:p text:style-name="P9"><text:span text:style-name="T15">Не пишете мърляв код, само защото ви е по-лесно. В повечето случаи вашият код ще живее по-дълго, отколкото очаквате, и се получава грозно!!!</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Защо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И накрая, </text:p>
                <text:list>
                  <text:list-item>
                    <text:p text:style-name="P9">Защото така искате</text:p>
                  </text:list-item>
                  <text:list-item>
                    <text:p text:style-name="P9">Защото вашият шеф иска така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CPAN и PPM</text:p>
          </draw:text-box>
        </draw:frame>
        <draw:frame presentation:style-name="pr6" draw:text-style-name="P14" draw:layer="layout" svg:width="23.596cm" svg:height="14.825cm" svg:x="0.9cm" svg:y="3.522cm" presentation:class="outline" presentation:user-transformed="true">
          <draw:text-box>
            <text:list text:style-name="L5">
              <text:list-header>
                <text:p text:style-name="P9"><text:span text:style-name="T10"/></text:p>
              </text:list-header>
              <text:list-item>
                <text:p text:style-name="P9"><text:span text:style-name="T10">CPAN (Comprehensive Perl Archive Network) е най-големият източник на многократно използваем и стандартизиран perl-код.</text:span><text:span text:style-name="T10"><text:line-break/></text:span><text:span text:style-name="T10">Използвайте програмата </text:span><text:span text:style-name="T16">cpan</text:span><text:span text:style-name="T10">, за да инсталирате, компилирате и обновявате модули, ако имате C компилатор.</text:span><text:span text:style-name="T10"><text:line-break/></text:span><text:span text:style-name="T10"/></text:p>
              </text:list-item>
              <text:list-item>
                <text:p text:style-name="P9"><text:span text:style-name="T10">PPM (Perl Package Manager) е инструмент на ActiveState за инсталиране на прекомпилирани perl-модули.</text:span><text:span text:style-name="T10"><text:line-break/></text:span><text:span text:style-name="T10">Това улеснява работата по намирането, инсталирането, обновяването и премахването на Perl пакети под Windows. Използвайте програмата </text:span><text:span text:style-name="T16">ppm,</text:span><text:span text:style-name="T10"> която върви с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9" draw:layer="layout" svg:width="19.698cm" svg:height="3.023cm" svg:x="5.702cm" svg:y="0cm" presentation:class="title" presentation:user-transformed="true">
          <draw:text-box>
            <text:p text:style-name="P9">Инсталиране (Windows/Unix)</text:p>
          </draw:text-box>
        </draw:frame>
        <draw:frame presentation:style-name="pr6" draw:text-style-name="P15" draw:layer="layout" svg:width="23.596cm" svg:height="14.825cm" svg:x="0.9cm" svg:y="3.522cm" presentation:class="outline" presentation:user-transformed="true">
          <draw:text-box>
            <text:list text:style-name="L5">
              <text:list-item>
                <text:list>
                  <text:list-item>
                    <text:p text:style-name="P9">Linux/Unix</text:p>
                    <text:list>
                      <text:list-item>
                        <text:p text:style-name="P9">Няма нужда – вече го имате инсталиран.</text:p>
                      </text:list-item>
                      <text:list-item>
                        <text:p text:style-name="P9">Използвайте <text:a xlink:href="https://metacpan.org/pod/perlbrew" xlink:type="simple">perlbrew</text:a> за да инсталирате ваш собствен Perl.</text:p>
                      </text:list-item>
                      <text:list-item>
                        <text:p text:style-name="P9">Използвайте ваш собствен <text:a xlink:href="http://www.activestate.com/activeperl/downloads" xlink:type="simple">ActivePerl</text:a>.</text:p>
                      </text:list-item>
                    </text:list>
                  </text:list-item>
                  <text:list-item>
                    <text:p text:style-name="P9">Windows</text:p>
                    <text:list>
                      <text:list-item>
                        <text:p><text:span text:style-name="T17">Свалете си perl за вашата архитектура от:</text:span><text:span text:style-name="T17"><text:line-break/></text:span><text:span text:style-name="T17"><text:a xlink:href="http://strawberryperl.com/" xlink:type="simple">http://strawberryperl.com/</text:a></text:span><text:span text:style-name="T17"> </text:span><text:span text:style-name="T17"><text:line-break/></text:span><text:span text:style-name="T17"/></text:p>
                        <text:p><text:span text:style-name="T17">или от:</text:span><text:span text:style-name="T17"><text:line-break/></text:span><text:span text:style-name="T17"><text:a xlink:href="http://www.activestate.com/activeperl/downloads" xlink:type="simple">http://www.activestate.com/activeperl/downloads</text:a></text:span></text:p>
                      </text:list-item>
                      <text:list-item>
                        <text:p><text:span text:style-name="T17">Щракнете двукратно върху </text:span><text:span text:style-name="T17"><text:line-break/></text:span><text:span text:style-name="T17">strawberry-perl-5.XX.X.X-XXbit.msi</text:span><text:span text:style-name="T17"><text:line-break/></text:span><text:span text:style-name="T17">или</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9"><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Един Perl скрипт или програма се състои от една или повече конструкции.</text:p>
              </text:list-item>
              <text:list-item>
                <text:p text:style-name="P9">Тези конструкции са записани в скрипта по разбираем и прост начин.</text:p>
              </text:list-item>
              <text:list-item>
                <text:p text:style-name="P9">Не е необходимо да съдържат функцията main() или нещо от тоя род.</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04cm" svg:y="3.175cm" presentation:class="outline" presentation:user-transformed="true">
          <draw:text-box>
            <text:list text:style-name="L5">
              <text:list-item>
                <text:p text:style-name="P9">Конструкциите в Perl завършват с точка и запетая (;)</text:p>
              </text:list-item>
            </text:list>
          </draw:text-box>
        </draw:frame>
        <draw:custom-shape draw:style-name="gr12" draw:text-style-name="P18" draw:layer="layout" svg:width="22.502cm" svg:height="2.298cm" svg:x="1cm" svg:y="10.202cm">
          <text:p text:style-name="P17"><text:span text:style-name="T18">#this is a fully functional program</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Коментарите започват със символа диез (#) и важат до края на реда.</text:p>
              </text:list-item>
            </text:list>
          </draw:text-box>
        </draw:frame>
        <draw:custom-shape draw:style-name="gr13" draw:text-style-name="P18" draw:layer="layout" svg:width="22.502cm" svg:height="2.301cm" svg:x="1cm" svg:y="10.203cm">
          <text:p text:style-name="P17"><text:span text:style-name="T19">#this is a fully functional program with comment</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Паузите са без значение...</text:p>
              </text:list-item>
            </text:list>
          </draw:text-box>
        </draw:frame>
        <draw:custom-shape draw:style-name="gr14" draw:text-style-name="P18" draw:layer="layout" svg:width="22.502cm" svg:height="3.296cm" svg:x="1cm" svg:y="10.204cm">
          <text:p text:style-name="P17"><text:span text:style-name="T12"><text:s text:c="4"/></text:span><text:span text:style-name="T12">print</text:span></text:p>
          <text:p text:style-name="P17"><text:span text:style-name="T12"><text:s text:c="8"/></text:span><text:span text:style-name="T12">"Hello, world"</text:span></text:p>
          <text:p text:style-name="P17"><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освен когато са вътре в низ с кавички (“...”)</text:p>
              </text:list-item>
            </text:list>
          </draw:text-box>
        </draw:frame>
        <draw:custom-shape draw:style-name="gr14" draw:text-style-name="P18" draw:layer="layout" svg:width="22.502cm" svg:height="3.296cm" svg:x="1cm" svg:y="10.204cm">
          <text:p text:style-name="P17"><text:span text:style-name="T18"># this would print with a line-break in the middle</text:span></text:p>
          <text:p text:style-name="P17"><text:span text:style-name="T12">print "Hello</text:span></text:p>
          <text:p text:style-name="P17"><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Двойни или единични кавички могат да се използват около литерални (буквални) низове.</text:p>
              </text:list-item>
            </text:list>
          </draw:text-box>
        </draw:frame>
        <draw:custom-shape draw:style-name="gr15" draw:text-style-name="P18" draw:layer="layout" svg:width="22.502cm" svg:height="2.059cm" svg:x="1cm" svg:y="10.204cm">
          <text:p text:style-name="P17"><text:span text:style-name="T12">print "Hello, world";</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Основи на синтаксиса</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Забележка: Променливи и специални знаци - като знака за нов ред (\n), могат да се обграждат <text:span text:style-name="T20">само</text:span> с двойни кавички</text:p>
              </text:list-item>
            </text:list>
          </draw:text-box>
        </draw:frame>
        <draw:custom-shape draw:style-name="gr16" draw:text-style-name="P18" draw:layer="layout" svg:width="22.502cm" svg:height="2.059cm" svg:x="1cm" svg:y="10.205cm">
          <text:p text:style-name="P17"><text:span text:style-name="T12">print "Hello, $name\n"; # works fine</text:span></text:p>
          <text:p text:style-name="P17"><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list text:style-name="L1">
              <text:list-header>
                <text:p text:style-name="P9">Основи на синтаксиса</text:p>
              </text:list-header>
            </text:list>
          </draw:text-box>
        </draw:frame>
        <draw:frame presentation:style-name="pr6" draw:text-style-name="P15" draw:layer="layout" svg:width="23.596cm" svg:height="14.825cm" svg:x="0.9cm" svg:y="3.522cm" presentation:class="outline" presentation:user-transformed="true">
          <draw:text-box>
            <text:list text:style-name="L5">
              <text:list-item>
                <text:p text:style-name="P9">Числата не се нуждаят от кавички</text:p>
              </text:list-item>
            </text:list>
          </draw:text-box>
        </draw:frame>
        <draw:custom-shape draw:style-name="gr17" draw:text-style-name="P18" draw:layer="layout" svg:width="22.502cm" svg:height="1.294cm" svg:x="1cm" svg:y="10.206cm">
          <text:p text:style-name="P17"><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list text:style-name="L1">
              <text:list-header>
                <text:p text:style-name="P9">Основи на синтаксиса</text:p>
              </text:list-header>
            </text:list>
          </draw:text-box>
        </draw:frame>
        <draw:frame presentation:style-name="pr6" draw:text-style-name="P15" draw:layer="layout" svg:width="23.596cm" svg:height="14.825cm" svg:x="0.9cm" svg:y="3.522cm" presentation:class="outline" presentation:user-transformed="true">
          <draw:text-box>
            <text:list text:style-name="L5">
              <text:list-item>
                <text:p text:style-name="P9">Можете да използвате скоби за аргументите на функциите, или пък да пропуснете – това е въпрос на личен стил.</text:p>
              </text:list-item>
              <text:list-item>
                <text:p text:style-name="P9">Изискват се само когато може да възникнат проблеми с приоритетите (кой израз се изпълнява по-напред).</text:p>
              </text:list-item>
            </text:list>
          </draw:text-box>
        </draw:frame>
        <draw:custom-shape draw:style-name="gr18" draw:text-style-name="P18" draw:layer="layout" svg:width="22.502cm" svg:height="2.059cm" svg:x="1cm" svg:y="10.806cm">
          <text:p text:style-name="P17"><text:span text:style-name="T12">print("Hello, world\n");</text:span></text:p>
          <text:p text:style-name="P17"><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9" draw:layer="layout" svg:width="15.775cm" svg:height="12.793cm" svg:x="1.972cm" svg:y="13.503cm" presentation:class="notes">
            <draw:text-box>
              <text:p text:style-name="P9">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23" draw:layer="layout" svg:width="23.596cm" svg:height="14.825cm" svg:x="0.9cm" svg:y="3.522cm" presentation:class="outline" presentation:user-transformed="true">
          <draw:text-box>
            <text:list text:style-name="L5">
              <text:list-item>
                <text:p text:style-name="P9"><text:span text:style-name="T22">Perl върви с богат избор от вградени функции. </text:span></text:p>
              </text:list-item>
              <text:list-item>
                <text:p text:style-name="P9"><text:span text:style-name="T22">Пълен списък с функциите на: </text:span><text:span text:style-name="T22"><text:a xlink:href="http://perldoc.perl.org/perlfunc.html" xlink:type="simple">http://perldoc.perl.org/perlfunc.html</text:a></text:span></text:p>
              </text:list-item>
              <text:list-item>
                <text:p text:style-name="P9"><text:span text:style-name="T22">Можете да прочетете за всяка отделна функция и като въведете на командния ред следното: </text:span><text:span text:style-name="T23">perldoc -f functionname</text:span><text:span text:style-name="T22">.</text:span></text:p>
              </text:list-item>
              <text:list-item>
                <text:p text:style-name="P9"><text:span text:style-name="T22">Пълната документация на операторите: </text:span><text:span text:style-name="T22"><text:a xlink:href="http://perldoc.perl.org/perlop.html" xlink:type="simple">http://perldoc.perl.org/perlop.html</text:a></text:span></text:p>
              </text:list-item>
              <text:list-item>
                <text:p text:style-name="P9"><text:span text:style-name="T22">Ето някои от най-използваните.</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Математически оператори</text:p>
              </text:list-item>
            </text:list>
            <text:p text:style-name="P24"><text:s text:c="8"/>+ <text:s text:c="2"/>събиране</text:p>
            <text:p text:style-name="P24"><text:s text:c="8"/>- <text:s text:c="2"/>изваждане</text:p>
            <text:p text:style-name="P24"><text:s text:c="8"/>* <text:s text:c="2"/>умножение</text:p>
            <text:p text:style-name="P24"><text:s text:c="8"/>/ <text:s text:c="2"/>деление</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Сравнение на числа (Numeric comparison)</text:p>
                <text:p text:style-name="P9"/>
              </text:list-item>
            </text:list>
            <text:p text:style-name="P24"><text:s text:c="8"/>== <text:s/>равенство</text:p>
            <text:p text:style-name="P24"><text:s text:c="8"/>!= <text:s text:c="2"/>неравенство</text:p>
            <text:p text:style-name="P24"><text:s text:c="8"/>&lt; <text:s text:c="3"/>по-малко</text:p>
            <text:p text:style-name="P24"><text:s text:c="8"/>&gt; <text:s text:c="3"/>по-голямо</text:p>
            <text:p text:style-name="P24"><text:s text:c="8"/>&lt;= <text:s/>по-малко или равно</text:p>
            <text:p text:style-name="P24"><text:s text:c="8"/>&gt;= <text:s/>по-голямо или равно</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Сравнение на низове (String comparison)</text:span></text:p>
              </text:list-item>
            </text:list>
            <text:p text:style-name="P25"><text:span text:style-name="T15"><text:s text:c="8"/></text:span><text:span text:style-name="T15">eq <text:s/>равенство</text:span></text:p>
            <text:p text:style-name="P25"><text:span text:style-name="T15"><text:s text:c="8"/></text:span><text:span text:style-name="T15">ne <text:s/>неравенство</text:span></text:p>
            <text:p text:style-name="P25"><text:span text:style-name="T15"><text:s text:c="8"/></text:span><text:span text:style-name="T15">lt <text:s text:c="3"/>по-малко</text:span></text:p>
            <text:p text:style-name="P25"><text:span text:style-name="T15"><text:s text:c="8"/></text:span><text:span text:style-name="T15">gt <text:s text:c="2"/>по-голямо</text:span></text:p>
            <text:p text:style-name="P25"><text:span text:style-name="T15"><text:s text:c="8"/></text:span><text:span text:style-name="T15">le <text:s text:c="2"/>по-малко или равно</text:span></text:p>
            <text:p text:style-name="P25"><text:span text:style-name="T15"><text:s text:c="8"/></text:span><text:span text:style-name="T15">ge <text:s/>по-голямо или равно</text:span></text:p>
            <text:p text:style-name="P25"><text:span text:style-name="T15"/></text:p>
            <text:list text:continue-numbering="true" text:style-name="L5">
              <text:list-item>
                <text:p text:style-name="P9"><text:span text:style-name="T24">Защо има отделни сравнения за числа и за низове?</text:span></text:p>
                <text:list>
                  <text:list-item>
                    <text:p text:style-name="P9"><text:span text:style-name="T24">Perl няма специални типове променливи.</text:span></text:p>
                  </text:list-item>
                  <text:list-item>
                    <text:p text:style-name="P9"><text:span text:style-name="T24">perl трябва да знае как ще сортира – по числов или по азбучен ред (по-точно – според кодовата таблица).</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1" draw:layer="layout" svg:width="15.775cm" svg:height="12.793cm" svg:x="1.972cm" svg:y="13.503cm" presentation:class="notes">
            <draw:text-box>
              <text:p text:style-name="P9"><text:span text:style-name="T25">(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Булева логика</text:p>
              </text:list-item>
            </text:list>
            <text:p text:style-name="P24"><text:s text:c="8"/>&amp;&amp; <text:s/>and (и)</text:p>
            <text:p text:style-name="P24"><text:s text:c="8"/>|| <text:s text:c="4"/>or (или)</text:p>
            <text:p text:style-name="P24"><text:s text:c="8"/>! <text:s text:c="5"/>not (не)</text:p>
            <text:list text:continue-numbering="true" text:style-name="L5">
              <text:list-item>
                <text:p text:style-name="P9"><text:span text:style-name="T26">and, or </text:span><text:span text:style-name="T27">и</text:span><text:span text:style-name="T26"> not </text:span><text:span text:style-name="T27">не са просто описания на операторите Те са:</text:span></text:p>
                <text:list>
                  <text:list-item>
                    <text:p text:style-name="P9"><text:span text:style-name="T8">операторите сами по себе си</text:span></text:p>
                  </text:list-item>
                  <text:list-item>
                    <text:p text:style-name="P9"><text:span text:style-name="T8">по-читаеми и ясни от операторите в C-стил</text:span></text:p>
                  </text:list-item>
                  <text:list-item>
                    <text:p text:style-name="P9"><text:span text:style-name="T8">с по-нисък приоритет от &amp;&amp; и „приятели“</text:span></text:p>
                  </text:list-item>
                </text:list>
              </text:list-item>
              <text:list-item>
                <text:p text:style-name="P9"><text:span text:style-name="T8">Виж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Някои други оператори:</text:span></text:p>
              </text:list-item>
            </text:list>
            <text:p text:style-name="P24"><text:span text:style-name="T10"><text:s text:c="8"/></text:span><text:span text:style-name="T10">= <text:s text:c="2"/>присвояване</text:span></text:p>
            <text:p text:style-name="P24"><text:span text:style-name="T10"><text:s text:c="8"/></text:span><text:span text:style-name="T10">. <text:s text:c="3"/>конкатенация (съединяване на няколко <text:s text:c="2"/>низа в един)</text:span></text:p>
            <text:p text:style-name="P24"><text:span text:style-name="T10"><text:s text:c="8"/></text:span><text:span text:style-name="T10">x <text:s text:c="2"/>оператор за повторение (умножение) на низ</text:span></text:p>
            <text:p text:style-name="P24"><text:span text:style-name="T10"><text:s text:c="8"/></text:span><text:span text:style-name="T10">.. <text:s text:c="2"/>оператор за поредици (създава списък от числа)</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1">Вградени оператори и функции</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Много оператори могат да се комбинират със знака =</text:span></text:p>
              </text:list-item>
            </text:list>
          </draw:text-box>
        </draw:frame>
        <draw:custom-shape draw:style-name="gr19" draw:text-style-name="P18" draw:layer="layout" svg:width="22.502cm" svg:height="3cm" svg:x="1.3cm" svg:y="7.5cm">
          <text:p text:style-name="P17"><text:span text:style-name="T12">$a += 1; <text:s text:c="7"/># same as $a = $a + 1</text:span></text:p>
          <text:p text:style-name="P17"><text:span text:style-name="T12">$a -= 1; <text:s text:c="7"/># same as $a = $a - 1</text:span></text:p>
          <text:p text:style-name="P17"><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Hello World</text:p>
          </draw:text-box>
        </draw:frame>
        <draw:frame presentation:style-name="pr6" draw:text-style-name="P15" draw:layer="layout" svg:width="23.596cm" svg:height="14.825cm" svg:x="0.9cm" svg:y="3.522cm" presentation:class="outline" presentation:placeholder="true" presentation:user-transformed="true">
          <draw:text-box/>
        </draw:frame>
        <draw:custom-shape draw:style-name="gr20" draw:text-style-name="P18" draw:layer="layout" svg:width="22.502cm" svg:height="6.293cm" svg:x="1cm" svg:y="8.707cm">
          <text:p text:style-name="P17"><text:span text:style-name="T12">#!/usr/bin/perl</text:span></text:p>
          <text:p text:style-name="P17"><text:span text:style-name="T12">use warnings;</text:span></text:p>
          <text:p text:style-name="P17"><text:span text:style-name="T12">use strict;</text:span></text:p>
          <text:p text:style-name="P17"><text:span text:style-name="T12">use utf8;</text:span></text:p>
          <text:p text:style-name="P17"><text:span text:style-name="T12">print 'Hi'.$/;</text:span></text:p>
          <draw:enhanced-geometry svg:viewBox="0 0 21600 21600" draw:type="rectangle" draw:enhanced-path="M 0 0 L 21600 0 21600 21600 0 21600 0 0 Z N"/>
        </draw:custom-shape>
        <draw:custom-shape draw:style-name="gr21" draw:text-style-name="P27" draw:layer="layout" svg:width="8cm" svg:height="2.5cm" svg:x="1.5cm" svg:y="3.5cm">
          <text:p text:style-name="P26"><text:span text:style-name="T17">Т.нар. Shebang-ред. </text:span><text:span text:style-name="T28">Незадължителен</text:span><text:span text:style-name="T17"> под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4.5cm" svg:height="1.5cm" svg:x="10cm" svg:y="3.5cm">
          <text:p text:style-name="P26"><text:span text:style-name="T28">Прагма за контролиране на незадължителни предупреждения</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cm" svg:height="1.5cm" svg:x="11.5cm" svg:y="5.5cm">
          <text:p text:style-name="P26"><text:span text:style-name="T28">Прагма за ограничаване на опасни конструкции</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5cm" svg:height="2.5cm" svg:x="11cm" svg:y="8cm">
          <text:p text:style-name="P26"><text:span text:style-name="T17">Прагма за включване/изключване поддръжката на на UTF-8 в изходния код (Обичате уникод, нали така?).</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0cm" svg:height="1.5cm" svg:x="1cm" svg:y="16.5cm">
          <text:p text:style-name="P26"><text:span text:style-name="T29">Отпечатва низ или списък от низове на екрана.</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9.5cm" svg:height="2cm" svg:x="12cm" svg:y="15.5cm">
          <text:p text:style-name="P26"><text:span text:style-name="T29">Буквален низ (скаларна стойност).</text:span></text:p>
          <draw:enhanced-geometry svg:viewBox="0 0 21600 21600" draw:text-areas="800 800 20800 20800" draw:type="round-rectangular-callout" draw:modifiers="-16437.006630881 -277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2.5cm" svg:height="2.5cm" svg:x="12cm" svg:y="12cm">
          <text:p text:style-name="P26"><text:span text:style-name="T29">Разделителят за входен запис – нов ред по подразбиране. Променя идеята на Perl за това какво е ред.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draw:page-thumbnail draw:style-name="gr7" draw:layer="layout" svg:width="13.943cm" svg:height="10.66cm" svg:x="2.887cm" svg:y="2.16cm" draw:page-number="3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Източници</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CORE documentation</text:p>
                <text:list>
                  <text:list-item>
                    <text:p text:style-name="P9">perlhist, perlintro, perldata, perlhack, perlguts, perlvar, perlcompile, etc.</text:p>
                  </text:list-item>
                </text:list>
              </text:list-item>
              <text:list-item>
                <text:p text:style-name="P9">„Beginning Perl“ by Simon Cosens with Peter Wainwright (Wrox Press Ltd. <text:s/>2000)<text:line-break/><text:span text:style-name="T10"><text:a xlink:href="http://www.perl.org/books/beginning-perl/" xlink:type="simple">http://www.perl.org/books/beginning-perl/</text:a></text:span></text:p>
              </text:list-item>
              <text:list-item>
                <text:p text:style-name="P9"><text:span text:style-name="T10">Modern Perl by chromatic</text:span><text:span text:style-name="T10"><text:line-break/></text:span><text:span text:style-name="T10">http://www.onyxneon.com/books/modern_perl/</text:span></text:p>
              </text:list-item>
              <text:list-item>
                <text:p text:style-name="P9">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draw:frame presentation:style-name="pr3" draw:text-style-name="P2" draw:layer="layout" svg:width="17.603cm" svg:height="2.528cm" svg:x="7.099cm" svg:y="0.197cm" presentation:class="title" presentation:user-transformed="true">
          <draw:text-box>
            <text:p text:style-name="P9">Въведение в Perl</text:p>
          </draw:text-box>
        </draw:frame>
        <draw:frame presentation:style-name="pr13" draw:text-style-name="P30" draw:layer="layout" svg:width="12.801cm" svg:height="3.405cm" svg:x="6.82cm" svg:y="7.402cm" presentation:class="outline" presentation:user-transformed="true">
          <draw:text-box>
            <text:p text:style-name="P29"><text:span text:style-name="T30">Въпроси?</text:span></text:p>
          </draw:text-box>
        </draw:frame>
        <presentation:notes draw:style-name="dp4">
          <draw:page-thumbnail draw:layer="layout" svg:width="14.213cm" svg:height="10.659cm" svg:x="2.756cm" svg:y="2.134cm" draw:page-number="36"/>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bg" fo:country="BG"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1T16:37:43.647658943</dc:date>
    <meta:editing-cycles>298</meta:editing-cycles>
    <meta:editing-duration>PT23H58M35S</meta:editing-duration>
    <meta:document-statistic meta:object-count="211"/>
    <meta:user-defined meta:name="Info 1"/>
    <meta:user-defined meta:name="Info 2"/>
    <meta:user-defined meta:name="Info 3"/>
    <meta:user-defined meta:name="Info 4"/>
  </office:meta>
</office:document-meta>
</file>